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8660256B6B9DF432.png" manifest:media-type="image/png"/>
  <manifest:file-entry manifest:full-path="Pictures/1000416600009698000054AB45D45030E4D3EC4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6.961cm"/>
    </style:style>
    <style:style style:name="pr2" style:family="presentation" style:parent-style-name="Default1-outline1">
      <style:graphic-properties fo:min-height="11.929cm"/>
    </style:style>
    <style:style style:name="pr3" style:family="presentation" style:parent-style-name="Default1-notes">
      <style:graphic-properties draw:fill-color="#ffffff" draw:auto-grow-height="true" fo:min-height="14cm"/>
    </style:style>
    <style:style style:name="pr4" style:family="presentation" style:parent-style-name="Default1-title">
      <style:graphic-properties draw:auto-grow-height="true" fo:min-height="3.333cm"/>
    </style:style>
    <style:style style:name="pr5" style:family="presentation" style:parent-style-name="Default1-title">
      <style:graphic-properties draw:auto-grow-height="true" fo:min-height="5.209cm"/>
    </style:style>
    <style:style style:name="pr6" style:family="presentation" style:parent-style-name="Default1-title">
      <style:graphic-properties draw:textarea-horizontal-align="left" draw:textarea-vertical-align="bottom" draw:auto-grow-height="true" fo:min-height="1.025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28pt" style:font-size-asian="32pt" style:font-size-complex="32pt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loext:graphic-properties draw:fill-color="#ffffff"/>
    </style:style>
    <style:style style:name="P5" style:family="paragraph">
      <style:text-properties fo:font-size="32pt"/>
    </style:style>
    <style:style style:name="P6" style:family="paragraph">
      <style:text-properties fo:font-size="96pt" style:font-size-asian="96pt" style:font-size-complex="96pt"/>
    </style:style>
    <style:style style:name="T1" style:family="text">
      <style:text-properties fo:font-size="28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Courier 10 Pitch1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1">
        <office:forms form:automatic-focus="false" form:apply-design-mode="false"/>
        <draw:frame presentation:style-name="pr1" draw:layer="layout" svg:width="23.4cm" svg:height="6.961cm" svg:x="2.6cm" svg:y="-0.481cm" presentation:class="title" presentation:user-transformed="true">
          <draw:text-box>
            <text:p>ADT and Data structures Definition</text:p>
          </draw:text-box>
        </draw:frame>
        <draw:frame presentation:style-name="pr2" draw:text-style-name="P2" draw:layer="layout" svg:width="22.5cm" svg:height="16.24cm" svg:x="2.75cm" svg:y="5.066cm" presentation:class="outline">
          <draw:text-box>
            <text:list text:style-name="L2">
              <text:list-item>
                <text:p text:style-name="P1"><text:span text:style-name="T1">In computer science, an abstract data type (ADT) is a mathematical model for data types, where a data type is defined by its behavior (semantics) from the point of view of a user of the data, specifically in terms of possible values, possible operations </text:span><text:span text:style-name="T1">on data of this type, and the behavior of these operations. </text:span></text:p>
              </text:list-item>
              <text:list-item>
                <text:p text:style-name="P1"><text:span text:style-name="T1">This contrasts with data structures, which are concrete representations of data, and are the point of view of an implementer, not a user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333cm" svg:x="9.6cm" svg:y="1.333cm" presentation:class="title">
          <draw:text-box>
            <text:p>Definition</text:p>
          </draw:text-box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A data structure is a collection of data values, the relationships among them, and the functions or operations that can be applied to the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Data structures can implement one or more particular abstract data types (ADT), which specify the operations that can be performed on a data structure and the computational complexity of those operations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lly, an ADT may be defined as a "class of objects whose logical behavior is defined by a set of values and a set of operations";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Data Structure: They are used to store data in organised form in computer.</text:p>
              </text:list-item>
              <text:list-item>
                <text:p/>
              </text:list-item>
              <text:list-item>
                <text:p>Data Types: They basically specify the type of data you are storing in your syst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333cm" svg:x="9.6cm" svg:y="1.333cm" presentation:class="title">
          <draw:text-box>
            <text:p>List</text:p>
          </draw:text-box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A list or sequence is an abstract data type that represents a countable number of ordered values, where the same value may occur more than once</text:p>
              </text:list-item>
              <text:list-item>
                <text:p>Ordered Collec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1T1">
        <office:forms form:automatic-focus="false" form:apply-design-mode="false"/>
        <draw:frame presentation:style-name="pr5" draw:layer="layout" svg:width="11.4cm" svg:height="5.209cm" svg:x="9.6cm" svg:y="0.395cm" presentation:class="title" presentation:user-transformed="true">
          <draw:text-box>
            <text:p>Principal Charecteristics</text:p>
          </draw:text-box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Items have a position</text:p>
              </text:list-item>
              <text:list-item>
                <text:p>List has a size</text:p>
              </text:list-item>
              <text:list-item>
                <text:p>Can grow and shrink</text:p>
              </text:list-item>
              <text:list-item>
                <text:p>Cannot have gap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>
          <draw:text-box>
            <text:p>LIST operat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id CreateList(List);</text:p>
              </text:list-item>
              <text:list-item>
                <text:p>Precondition:None</text:p>
              </text:list-item>
              <text:list-item>
                <text:p>Postcondition:The list has been created and is initialized .</text:p>
              </text:list-item>
              <text:list-item>
                <text:p>Void ClearList(List);</text:p>
              </text:list-item>
              <text:list-item>
                <text:p>Precondition:The list has been created</text:p>
              </text:list-item>
              <text:list-item>
                <text:p>Postcondition: all entries removed.List emp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Boolean ListEmpty(List);</text:p>
              </text:list-item>
              <text:list-item>
                <text:p>Precondition:The list has been created</text:p>
              </text:list-item>
              <text:list-item>
                <text:p>Postcondition:check if ele not present or not. Return True /Fal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Void InsertList(Position p,ListEntry x,List list);</text:p>
              </text:list-item>
              <text:list-item>
                <text:p>Precondition:List has been created,list is not full, x is <text:s/>a valid list entry,o&lt;=p&lt;=n,n:no.ele in the list</text:p>
              </text:list-item>
              <text:list-item>
                <text:p>Postcondition:x has been inserted into position p in the list;the entry formerly in the position pand all later entries have thier position numbers increased by 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Void Deletelist(Position p,ListEntry x,List list);</text:p>
              </text:list-item>
              <text:list-item>
                <text:p>Precondition:The list has been ,list is not empty and 0&lt;=p&lt;=n,where n is the number of entries in the list</text:p>
              </text:list-item>
              <text:list-item>
                <text:p>Postcondition:The entry in position p of list has been returned as x and deleted from list the entries in all later positions have thier position numbers decreased by 1 <text:s text:c="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Void RetrievalList(Position p,Listentry x,List list);</text:p>
              </text:list-item>
              <text:list-item>
                <text:p>Precondition:The list has been created,list not empty,and 0&lt;=p&lt;=n,where n is the number of entries in list</text:p>
              </text:list-item>
              <text:list-item>
                <text:p>Postcondition:The entry in position p of list has been returned as x, list remains unchanged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Void ReplaceList(Position p,ListEntry x,List list);</text:p>
              </text:list-item>
              <text:list-item>
                <text:p>Precondition:The list has been created,list is not empty,x is a valid list entry and 0&lt;=p&lt;n,where n is the number of entries in list</text:p>
              </text:list-item>
              <text:list-item>
                <text:p>Postcondition:The entry in position p of list as been replaced by x. The other entries of list remain unchang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1T1">
        <office:forms form:automatic-focus="false" form:apply-design-mode="false"/>
        <draw:frame presentation:style-name="pr6" draw:text-style-name="P5" draw:layer="layout" svg:width="16.6cm" svg:height="1.258cm" svg:x="5.6cm" svg:y="2.4cm" presentation:class="title" presentation:user-transformed="true">
          <draw:text-box>
            <text:list text:style-name="L1">
              <text:list-header>
                <text:p text:style-name="P5"><text:span text:style-name="T2">The List interface of JAVA</text:span></text:p>
              </text:list-header>
            </text:list>
          </draw:text-box>
        </draw:frame>
        <draw:frame presentation:style-name="pr2" draw:text-style-name="P6" draw:layer="layout" svg:width="22.5cm" svg:height="16.24cm" svg:x="2.75cm" svg:y="5.066cm" presentation:class="outline">
          <draw:text-box>
            <text:p><text:span text:style-name="T3">public interface List&lt;E&gt; extends Collection&lt;E&gt; { <text:s text:c="3"/></text:span></text:p>
            <text:p><text:span text:style-name="T3"><text:s text:c="2"/></text:span><text:span text:style-name="T3">// Positional Access</text:span></text:p>
            <text:p><text:span text:style-name="T3"><text:s text:c="4"/></text:span><text:span text:style-name="T3">E get(int index);</text:span></text:p>
            <text:p><text:span text:style-name="T3"><text:s text:c="4"/></text:span><text:span text:style-name="T3">E set(int index, E element); <text:s text:c="3"/>// Optional</text:span></text:p>
            <text:p><text:span text:style-name="T3"><text:s text:c="4"/></text:span><text:span text:style-name="T3">boolean add(E element); <text:s text:c="8"/>// Optional</text:span></text:p>
            <text:p><text:span text:style-name="T3"><text:s text:c="4"/></text:span><text:span text:style-name="T3">void add(int index, E element); // Optional</text:span></text:p>
            <text:p><text:span text:style-name="T3"><text:s text:c="4"/></text:span><text:span text:style-name="T3">E remove(int index); <text:s text:c="11"/>// Optional</text:span></text:p>
            <text:p><text:span text:style-name="T3"><text:s text:c="4"/></text:span></text:p>
            <text:p><text:span text:style-name="T3"><text:s text:c="4"/></text:span><text:span text:style-name="T3">// Search</text:span></text:p>
            <text:p><text:span text:style-name="T3"><text:s text:c="4"/></text:span><text:span text:style-name="T3">int indexOf(Object o);</text:span></text:p>
            <text:p><text:span text:style-name="T3"><text:s text:c="4"/></text:span><text:span text:style-name="T3">// Iteration</text:span></text:p>
            <text:p><text:span text:style-name="T3"><text:s text:c="4"/></text:span><text:span text:style-name="T3">ListIterator&lt;E&gt; listIterator();</text:span></text:p>
            <text:p><text:span text:style-name="T3"><text:s text:c="4"/></text:span><text:span text:style-name="T3">// Range-view</text:span></text:p>
            <text:p><text:span text:style-name="T3"><text:s text:c="4"/></text:span><text:span text:style-name="T3">List&lt;E&gt; subList(int from, int to);</text:span></text:p>
            <text:p><text:span text:style-name="T3"><text:s text:c="4"/></text:span><text:span text:style-name="T3">int size();</text:span></text:p>
            <text:p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1T1">
        <office:forms form:automatic-focus="false" form:apply-design-mode="false"/>
        <draw:frame presentation:style-name="pr4" draw:layer="layout" svg:width="8.8cm" svg:height="3.473cm" svg:x="9.6cm" svg:y="1.263cm" presentation:class="title" presentation:placeholder="true">
          <draw:text-box/>
        </draw:frame>
        <draw:frame presentation:style-name="pr2" draw:layer="layout" svg:width="22.5cm" svg:height="16.24cm" svg:x="2.75cm" svg:y="5.066cm" presentation:class="outline">
          <draw:text-box>
            <text:list text:style-name="L2">
              <text:list-item>
                <text:p>MyList.get(2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 draw:fit-to-size="shrink-to-fit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title">
      <style:graphic-properties draw:auto-grow-height="false" fo:min-height="3.507cm"/>
    </style:style>
    <style:style style:name="Mpr5" style:family="presentation" style:parent-style-name="Default1-outline1" style:list-style-name="ML4">
      <style:graphic-properties fo:min-height="12.18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.012cm">
        <draw:image xlink:href="Pictures/1000416600009698000054AB45D45030E4D3EC44.svg" xlink:type="simple" xlink:show="embed" xlink:actuate="onLoad">
          <text:p/>
        </draw:image>
        <draw:image xlink:href="Pictures/10000201000003AF000002128660256B6B9DF432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19.677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7cm" svg:height="9.56cm" svg:x="2cm" svg:y="2.5cm" presentation:class="page"/>
        <draw:frame presentation:style-name="Default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4:05:24.377794468</meta:creation-date>
    <dc:date>2018-08-21T15:58:07.651513210</dc:date>
    <meta:editing-duration>PT1H30M15S</meta:editing-duration>
    <meta:editing-cycles>13</meta:editing-cycles>
    <meta:generator>LibreOffice/5.1.6.2$Linux_X86_64 LibreOffice_project/10m0$Build-2</meta:generator>
    <meta:document-statistic meta:object-count="93"/>
  </office:meta>
</office:document-meta>
</file>